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c674" officeooo:paragraph-rsid="0003c67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3c674" officeooo:paragraph-rsid="0003c67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01c0" officeooo:paragraph-rsid="000401c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c674" officeooo:paragraph-rsid="0003c67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01c0" officeooo:paragraph-rsid="000401c0" style:font-size-asian="10.5pt" style:font-weight-asian="normal" style:font-size-complex="12pt" style:font-weight-complex="normal"/>
    </style:style>
    <style:style style:name="T1" style:family="text">
      <style:text-properties officeooo:rsid="000401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lish summer Homework</text:p>
      <text:p text:style-name="P1"/>
      <text:p text:style-name="P2">1 Cambridge:</text:p>
      <text:p text:style-name="P4"/>
      <text:p text:style-name="P4">Ideal job: 1) A <text:s text:c="3"/>2) A <text:s text:c="3"/>3) D <text:s text:c="3"/>4) C <text:s text:c="3"/>5) D <text:s text:c="3"/>6) C <text:s text:c="3"/>7) A <text:s text:c="3"/>8) D</text:p>
      <text:p text:style-name="P4"/>
      <text:p text:style-name="P4">Search of silence: 9) as <text:s text:c="3"/>10) or <text:s text:c="3"/>11) Is <text:s text:c="3"/>12) <text:span text:style-name="T1">about <text:s text:c="3"/>13) that <text:s text:c="3"/>14) than <text:s text:c="3"/>15) as <text:s text:c="3"/>16) xxxx</text:span></text:p>
      <text:p text:style-name="P4"/>
      <text:p text:style-name="P3">Animals:</text:p>
      <text:p text:style-name="P3"/>
      <text:p text:style-name="P5">Amazing Irish animals: 1) B <text:s text:c="3"/>2) A <text:s text:c="3"/>3) C <text:s text:c="3"/>4) C <text:s text:c="3"/>5) D <text:s text:c="3"/>6) B <text:s text:c="3"/>7) C <text:s text:c="3"/>8) A</text:p>
      <text:p text:style-name="P5"/>
      <text:p text:style-name="P5">Animals collocation: 1) beak, feathers,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17:24:02.349739990</meta:creation-date>
    <dc:date>2023-07-14T17:49:47.230237969</dc:date>
    <meta:editing-duration>PT4M44S</meta:editing-duration>
    <meta:editing-cycles>1</meta:editing-cycles>
    <meta:document-statistic meta:table-count="0" meta:image-count="0" meta:object-count="0" meta:page-count="1" meta:paragraph-count="7" meta:word-count="67" meta:character-count="340" meta:non-whitespace-character-count="216"/>
    <meta:generator>LibreOffice/7.3.7.2$Linux_X86_64 LibreOffice_project/30$Build-2</meta:generator>
  </office:meta>
</office:document-meta>
</file>